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Roboto, 'Helvetica Neue', Helvetica, sans-serif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306cm"/>
    </style:style>
    <style:style style:name="Tabla1.B" style:family="table-column">
      <style:table-column-properties style:column-width="2.512cm"/>
    </style:style>
    <style:style style:name="Tabla1.C" style:family="table-column">
      <style:table-column-properties style:column-width="5.258cm"/>
    </style:style>
    <style:style style:name="Tabla1.D" style:family="table-column">
      <style:table-column-properties style:column-width="3.925cm"/>
    </style:style>
    <style:style style:name="Tabla1.A1" style:family="table-cell">
      <style:table-cell-properties style:vertical-align="middle" fo:background-color="#ffffff" fo:padding="0.049cm" fo:border="0.5pt solid #a9acaa">
        <style:background-image/>
      </style:table-cell-properties>
    </style:style>
    <style:style style:name="Tabla1.A2" style:family="table-cell">
      <style:table-cell-properties style:vertical-align="middle" fo:background-color="#e3e3e3" fo:padding="0.049cm" fo:border="0.5pt solid #a9acaa">
        <style:background-image/>
      </style:table-cell-properties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3.949cm"/>
    </style:style>
    <style:style style:name="Tabla2.B" style:family="table-column">
      <style:table-column-properties style:column-width="3.806cm"/>
    </style:style>
    <style:style style:name="Tabla2.C" style:family="table-column">
      <style:table-column-properties style:column-width="5.165cm"/>
    </style:style>
    <style:style style:name="Tabla2.D" style:family="table-column">
      <style:table-column-properties style:column-width="4.08cm"/>
    </style:style>
    <style:style style:name="Tabla2.A1" style:family="table-cell">
      <style:table-cell-properties style:vertical-align="middle" fo:background-color="#ffffff" fo:padding="0.049cm" fo:border="0.5pt solid #a9acaa">
        <style:background-image/>
      </style:table-cell-properties>
    </style:style>
    <style:style style:name="Tabla2.A2" style:family="table-cell">
      <style:table-cell-properties style:vertical-align="middle" fo:background-color="#e3e3e3" fo:padding="0.049cm" fo:border="0.5pt solid #a9acaa">
        <style:background-image/>
      </style:table-cell-properties>
    </style:style>
    <style:style style:name="Tabla3" style:family="table">
      <style:table-properties style:width="17cm" table:align="left"/>
    </style:style>
    <style:style style:name="Tabla3.A" style:family="table-column">
      <style:table-column-properties style:column-width="3.579cm"/>
    </style:style>
    <style:style style:name="Tabla3.B" style:family="table-column">
      <style:table-column-properties style:column-width="4.733cm"/>
    </style:style>
    <style:style style:name="Tabla3.C" style:family="table-column">
      <style:table-column-properties style:column-width="4.369cm"/>
    </style:style>
    <style:style style:name="Tabla3.D" style:family="table-column">
      <style:table-column-properties style:column-width="4.32cm"/>
    </style:style>
    <style:style style:name="Tabla3.A1" style:family="table-cell">
      <style:table-cell-properties style:vertical-align="middle" fo:background-color="#ffffff" fo:padding="0.049cm" fo:border="0.5pt solid #a9acaa">
        <style:background-image/>
      </style:table-cell-properties>
    </style:style>
    <style:style style:name="Tabla3.A2" style:family="table-cell">
      <style:table-cell-properties style:vertical-align="middle" fo:background-color="#e3e3e3" fo:padding="0.049cm" fo:border="0.5pt solid #a9acaa">
        <style:background-image/>
      </style:table-cell-properties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3.15cm"/>
    </style:style>
    <style:style style:name="Tabla4.B" style:family="table-column">
      <style:table-column-properties style:column-width="5.442cm"/>
    </style:style>
    <style:style style:name="Tabla4.C" style:family="table-column">
      <style:table-column-properties style:column-width="3.792cm"/>
    </style:style>
    <style:style style:name="Tabla4.D" style:family="table-column">
      <style:table-column-properties style:column-width="4.616cm"/>
    </style:style>
    <style:style style:name="Tabla4.A1" style:family="table-cell">
      <style:table-cell-properties style:vertical-align="middle" fo:background-color="#ffffff" fo:padding="0.049cm" fo:border="0.5pt solid #a9acaa">
        <style:background-image/>
      </style:table-cell-properties>
    </style:style>
    <style:style style:name="Tabla4.A2" style:family="table-cell">
      <style:table-cell-properties style:vertical-align="middle" fo:background-color="#e3e3e3" fo:padding="0.049cm" fo:border="0.5pt solid #a9acaa">
        <style:background-image/>
      </style:table-cell-properties>
    </style:style>
    <style:style style:name="Tabla5" style:family="table">
      <style:table-properties style:width="17cm" table:align="left"/>
    </style:style>
    <style:style style:name="Tabla5.A" style:family="table-column">
      <style:table-column-properties style:column-width="3.776cm"/>
    </style:style>
    <style:style style:name="Tabla5.B" style:family="table-column">
      <style:table-column-properties style:column-width="3.032cm"/>
    </style:style>
    <style:style style:name="Tabla5.C" style:family="table-column">
      <style:table-column-properties style:column-width="5.928cm"/>
    </style:style>
    <style:style style:name="Tabla5.D" style:family="table-column">
      <style:table-column-properties style:column-width="4.263cm"/>
    </style:style>
    <style:style style:name="Tabla5.A1" style:family="table-cell">
      <style:table-cell-properties style:vertical-align="middle" fo:background-color="#ffffff" fo:padding="0.049cm" fo:border="0.5pt solid #a9acaa">
        <style:background-image/>
      </style:table-cell-properties>
    </style:style>
    <style:style style:name="Tabla5.A2" style:family="table-cell">
      <style:table-cell-properties style:vertical-align="middle" fo:background-color="#e3e3e3" fo:padding="0.049cm" fo:border="0.5pt solid #a9acaa">
        <style:background-image/>
      </style:table-cell-properties>
    </style:style>
    <style:style style:name="Tabla6" style:family="table">
      <style:table-properties style:width="17cm" table:align="left"/>
    </style:style>
    <style:style style:name="Tabla6.A" style:family="table-column">
      <style:table-column-properties style:column-width="3.635cm"/>
    </style:style>
    <style:style style:name="Tabla6.B" style:family="table-column">
      <style:table-column-properties style:column-width="2.388cm"/>
    </style:style>
    <style:style style:name="Tabla6.C" style:family="table-column">
      <style:table-column-properties style:column-width="6.011cm"/>
    </style:style>
    <style:style style:name="Tabla6.D" style:family="table-column">
      <style:table-column-properties style:column-width="4.965cm"/>
    </style:style>
    <style:style style:name="Tabla6.A1" style:family="table-cell">
      <style:table-cell-properties style:vertical-align="middle" fo:background-color="#ffffff" fo:padding="0.049cm" fo:border="0.5pt solid #a9acaa">
        <style:background-image/>
      </style:table-cell-properties>
    </style:style>
    <style:style style:name="Tabla6.A2" style:family="table-cell">
      <style:table-cell-properties style:vertical-align="middle" fo:background-color="#e3e3e3" fo:padding="0.049cm" fo:border="0.5pt solid #a9acaa">
        <style:background-image/>
      </style:table-cell-properties>
    </style:style>
    <style:style style:name="Tabla7" style:family="table">
      <style:table-properties style:width="17cm" table:align="left"/>
    </style:style>
    <style:style style:name="Tabla7.A" style:family="table-column">
      <style:table-column-properties style:column-width="4.142cm"/>
    </style:style>
    <style:style style:name="Tabla7.B" style:family="table-column">
      <style:table-column-properties style:column-width="5.68cm"/>
    </style:style>
    <style:style style:name="Tabla7.C" style:family="table-column">
      <style:table-column-properties style:column-width="3.787cm"/>
    </style:style>
    <style:style style:name="Tabla7.D" style:family="table-column">
      <style:table-column-properties style:column-width="3.392cm"/>
    </style:style>
    <style:style style:name="Tabla7.A1" style:family="table-cell">
      <style:table-cell-properties style:vertical-align="middle" fo:background-color="#ffffff" fo:padding="0.049cm" fo:border="0.5pt solid #a9acaa">
        <style:background-image/>
      </style:table-cell-properties>
    </style:style>
    <style:style style:name="Tabla7.A2" style:family="table-cell">
      <style:table-cell-properties style:vertical-align="middle" fo:background-color="#e3e3e3" fo:padding="0.049cm" fo:border="0.5pt solid #a9acaa">
        <style:background-image/>
      </style:table-cell-properties>
    </style:style>
    <style:style style:name="Tabla8" style:family="table">
      <style:table-properties style:width="17cm" table:align="left"/>
    </style:style>
    <style:style style:name="Tabla8.A" style:family="table-column">
      <style:table-column-properties style:column-width="3.616cm"/>
    </style:style>
    <style:style style:name="Tabla8.B" style:family="table-column">
      <style:table-column-properties style:column-width="2.565cm"/>
    </style:style>
    <style:style style:name="Tabla8.C" style:family="table-column">
      <style:table-column-properties style:column-width="5.687cm"/>
    </style:style>
    <style:style style:name="Tabla8.D" style:family="table-column">
      <style:table-column-properties style:column-width="5.133cm"/>
    </style:style>
    <style:style style:name="Tabla8.A1" style:family="table-cell">
      <style:table-cell-properties style:vertical-align="middle" fo:background-color="#ffffff" fo:padding="0.049cm" fo:border="0.5pt solid #a9acaa">
        <style:background-image/>
      </style:table-cell-properties>
    </style:style>
    <style:style style:name="Tabla8.A2" style:family="table-cell">
      <style:table-cell-properties style:vertical-align="middle" fo:background-color="#e3e3e3" fo:padding="0.049cm" fo:border="0.5pt solid #a9acaa">
        <style:background-image/>
      </style:table-cell-properties>
    </style:style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f1f1f" loext:opacity="100%" style:font-name="Google Sans Text" fo:font-size="10.5pt" fo:letter-spacing="normal" fo:font-style="normal" fo:font-weight="normal"/>
    </style:style>
    <style:style style:name="P2" style:family="paragraph" style:parent-style-name="Text_20_body">
      <style:paragraph-properties fo:margin-top="0cm" fo:margin-bottom="0cm" style:contextual-spacing="false" fo:line-height="150%"/>
      <style:text-properties fo:font-variant="normal" fo:text-transform="none" fo:color="#1f1f1f" loext:opacity="100%" style:font-name="Google Sans Text" fo:font-size="10.5pt" fo:letter-spacing="normal" fo:font-style="normal" fo:font-weight="normal"/>
    </style:style>
    <style:style style:name="P3" style:family="paragraph" style:parent-style-name="Text_20_body">
      <style:paragraph-properties fo:text-align="start" style:justify-single-word="false" fo:orphans="2" fo:widows="2"/>
      <style:text-properties fo:font-variant="normal" fo:text-transform="none" fo:color="#1f1f1f" loext:opacity="100%" style:font-name="Google Sans Text" fo:font-size="10.5pt" fo:letter-spacing="normal" fo:font-style="normal" fo:font-weight="normal" style:font-name-asian="Google Sans Text" style:font-size-asian="10.5pt" style:font-style-asian="normal" style:font-weight-asian="normal" style:font-name-complex="Google Sans Text" style:font-size-complex="10.5pt" style:font-style-complex="normal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1f1f1f" loext:opacity="100%" fo:letter-spacing="normal"/>
    </style:style>
    <style:style style:name="P5" style:family="paragraph" style:parent-style-name="Table_20_Contents">
      <style:paragraph-properties fo:margin-top="0cm" fo:margin-bottom="0cm" style:contextual-spacing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</style:style>
    <style:style style:name="P7" style:family="paragraph" style:parent-style-name="Text_20_body">
      <style:paragraph-properties fo:margin-top="0cm" fo:margin-bottom="0cm" style:contextual-spacing="false" fo:line-height="150%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50%" fo:text-indent="0cm" style:auto-text-indent="false"/>
      <style:text-properties fo:font-weight="bold" style:font-weight-asian="bold" style:font-weight-complex="bold"/>
    </style:style>
    <style:style style:name="P9" style:family="paragraph" style:parent-style-name="Table_20_Heading">
      <style:paragraph-properties fo:margin-top="0cm" fo:margin-bottom="0cm" style:contextual-spacing="false" fo:text-align="start" style:justify-single-word="false"/>
      <style:text-properties fo:color="#1f1f1f" loext:opacity="100%" fo:font-weight="bold"/>
    </style:style>
    <style:style style:name="T1" style:family="text">
      <style:text-properties fo:font-weight="bold"/>
    </style:style>
    <style:style style:name="T2" style:family="text">
      <style:text-properties fo:color="#1f1f1f" loext:opacity="100%" fo:font-weight="bold" style:font-weight-asian="bold" style:font-weight-complex="bold"/>
    </style:style>
    <style:style style:name="T3" style:family="text">
      <style:text-properties fo:font-variant="normal" fo:text-transform="none" fo:color="#1f1f1f" loext:opacity="100%" style:font-name="Google Sans Text" fo:font-size="10.5pt" fo:letter-spacing="normal" fo:font-style="normal" fo:font-weight="bold"/>
    </style:style>
    <style:style style:name="T4" style:family="text">
      <style:text-properties fo:font-variant="normal" fo:text-transform="none" fo:color="#1f1f1f" loext:opacity="100%" style:font-name="Google Sans Text" fo:font-size="10.5pt" fo:letter-spacing="normal" fo:font-style="normal" fo:font-weight="normal"/>
    </style:style>
    <style:style style:name="T5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Combinaciones de teclas de Google Drive en la Web</text:p>
      <text:p text:style-name="P6">Puedes usar combinaciones de teclas en Google Drive para desplazarte, seleccionar y editar elementos.</text:p>
      <text:p text:style-name="P6"/>
      <text:p text:style-name="P6">Nota: Es posible que algunas combinaciones no funcionen en todos los teclados o idiomas.</text:p>
      <text:p text:style-name="P6"><text:a xlink:type="simple" xlink:href="https://support.google.com/drive/answer/2563044?hl=es&amp;visit_id=638624699894620355-1033521224&amp;p=docslist_shortcuts&amp;rd=1&amp;co=GENIE.Platform%3DDesktop&amp;oco=1" text:style-name="Internet_20_link" text:visited-style-name="Visited_20_Internet_20_Link">https://support.google.com/drive/answer/2563044?hl=es&amp;visit_id=638624699894620355-1033521224&amp;p=docslist_shortcuts&amp;rd=1&amp;co=GENIE.Platform%3DDesktop&amp;oco=1</text:a></text:p>
      <text:p text:style-name="P6">A continuación, <text:bookmark text:name="165273E"/><text:bookmark text:name="165942E"/><text:bookmark text:name="429157E"/>, encontrarás una lista de las combinaciones de teclas que puedes usar con Google Drive en la Web.</text:p>
      <text:section text:style-name="Sect1" text:name="hcfe-content">
        <text:p text:style-name="P2">Para mostrar la lista de combinaciones de teclas en Google Drive, pulsa Ctrl + / (Windows y ChromeOS) o Comando + / (Mac).</text:p>
        <text:p text:style-name="P7"><text:span text:style-name="Strong_20_Emphasis"><text:span text:style-name="T3">Importante:</text:span></text:span><text:span text:style-name="T4"> Google Drive ha actualizado las combinaciones de teclas para que sea más fácil desplazarte por las primeras letras. Utiliza la siguiente tabla para ver los accesos directos antiguos y nuevos para Windows/ChromeOS y Mac OS.</text:span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office:value-type="string">
              <text:p text:style-name="Table_20_Contents"><text:span text:style-name="Strong_20_Emphasis"><text:span text:style-name="T1">Descripción del acceso directo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Acceso directo antiguo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Nuevo acceso directo de teclas para Windows y ChromeOS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Nuevo acceso directo para macOS</text:span></text:span></text:p>
            </table:table-cell>
          </table:table-row>
          <table:table-row>
            <table:table-cell table:style-name="Tabla1.A2" table:number-columns-spanned="4" office:value-type="string">
              <text:p text:style-name="P9">Navegación y vistas<text:span text:style-name="T2"/></text:p>
            </table:table-cell>
            <table:covered-table-cell/>
            <table:covered-table-cell/>
            <table:covered-table-cell/>
          </table:table-row>
          <table:table-row>
            <table:table-cell table:style-name="Tabla1.A1" office:value-type="string">
              <text:p text:style-name="Table_20_Contents">Ir al panel de navegación (lista de carpetas)</text:p>
            </table:table-cell>
            <table:table-cell table:style-name="Tabla1.A1" office:value-type="string">
              <text:p text:style-name="Table_20_Contents"><text:span text:style-name="Strong_20_Emphasis"><text:span text:style-name="T1">g</text:span></text:span><text:span text:style-name="Strong_20_Emphasis"> </text:span>y luego <text:span text:style-name="Strong_20_Emphasis"><text:span text:style-name="T1">n</text:span></text:span><text:line-break/><text:span text:style-name="Strong_20_Emphasis"><text:span text:style-name="T1">g</text:span></text:span> y luego <text:span text:style-name="Strong_20_Emphasis"><text:span text:style-name="T1">f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g</text:span></text:span> y luego <text:span text:style-name="Strong_20_Emphasis"><text:span text:style-name="T1">n</text:span></text:span><text:line-break/><text:span text:style-name="Strong_20_Emphasis"><text:span text:style-name="T1">Alt</text:span></text:span> + <text:span text:style-name="Strong_20_Emphasis"><text:span text:style-name="T1">g</text:span></text:span> y luego <text:span text:style-name="Strong_20_Emphasis"><text:span text:style-name="T1">f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g</text:span></text:span> y luego <text:span text:style-name="Strong_20_Emphasis"><text:span text:style-name="T1">n</text:span></text:span><text:line-break/><text:span text:style-name="Strong_20_Emphasis"><text:span text:style-name="T1">Opción</text:span></text:span> + <text:span text:style-name="Strong_20_Emphasis"><text:span text:style-name="T1">g</text:span></text:span> y luego <text:span text:style-name="Strong_20_Emphasis"><text:span text:style-name="T1">f</text:span></text:span></text:p>
            </table:table-cell>
          </table:table-row>
          <table:table-row>
            <table:table-cell table:style-name="Tabla1.A1" office:value-type="string">
              <text:p text:style-name="Table_20_Contents">Ir a la vista de elementos</text:p>
            </table:table-cell>
            <table:table-cell table:style-name="Tabla1.A1" office:value-type="string">
              <text:p text:style-name="Table_20_Contents"><text:span text:style-name="Strong_20_Emphasis"><text:span text:style-name="T1">g</text:span></text:span> y luego <text:span text:style-name="Strong_20_Emphasis"><text:span text:style-name="T1">l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g</text:span></text:span><text:span text:style-name="Strong_20_Emphasis"> </text:span>y luego <text:span text:style-name="Strong_20_Emphasis"><text:span text:style-name="T1">i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g</text:span></text:span> y luego <text:span text:style-name="Strong_20_Emphasis"><text:span text:style-name="T1">i</text:span></text:span></text:p>
            </table:table-cell>
          </table:table-row>
          <table:table-row>
            <table:table-cell table:style-name="Tabla1.A1" office:value-type="string">
              <text:p text:style-name="Table_20_Contents">Alternar entre la cuadrícula y la lista en la vista de elementos</text:p>
            </table:table-cell>
            <table:table-cell table:style-name="Tabla1.A1" office:value-type="string">
              <text:p text:style-name="Table_20_Contents"><text:span text:style-name="Strong_20_Emphasis"><text:span text:style-name="T1">v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v</text:span></text:span><text:span text:style-name="Strong_20_Emphasis"> </text:span>y luego <text:span text:style-name="Strong_20_Emphasis"><text:span text:style-name="T1">l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v</text:span></text:span> y luego<text:span text:style-name="Strong_20_Emphasis"><text:span text:style-name="T1">l</text:span></text:span></text:p>
            </table:table-cell>
          </table:table-row>
          <table:table-row>
            <table:table-cell table:style-name="Tabla1.A1" office:value-type="string">
              <text:p text:style-name="Table_20_Contents">Ir al contenido de la página</text:p>
            </table:table-cell>
            <table:table-cell table:style-name="Tabla1.A1" office:value-type="string">
              <text:p text:style-name="Table_20_Contents"><text:span text:style-name="Strong_20_Emphasis"><text:span text:style-name="T1">g</text:span></text:span> y luego <text:span text:style-name="Strong_20_Emphasis"><text:span text:style-name="T1">c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g</text:span></text:span> y luego <text:span text:style-name="Strong_20_Emphasis"><text:span text:style-name="T1">c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g</text:span></text:span> y luego <text:span text:style-name="Strong_20_Emphasis"><text:span text:style-name="T1">c</text:span></text:span></text:p>
            </table:table-cell>
          </table:table-row>
          <table:table-row>
            <table:table-cell table:style-name="Tabla1.A1" office:value-type="string">
              <text:p text:style-name="Table_20_Contents">Ir al panel de detalles</text:p>
            </table:table-cell>
            <table:table-cell table:style-name="Tabla1.A1" office:value-type="string">
              <text:p text:style-name="Table_20_Contents"><text:span text:style-name="Strong_20_Emphasis"><text:span text:style-name="T1">g</text:span></text:span> y luego <text:span text:style-name="Strong_20_Emphasis"><text:span text:style-name="T1">d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g</text:span></text:span> y luego <text:span text:style-name="Strong_20_Emphasis"><text:span text:style-name="T1">d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g</text:span></text:span> y luego <text:span text:style-name="Strong_20_Emphasis"><text:span text:style-name="T1">d</text:span></text:span></text:p>
            </table:table-cell>
          </table:table-row>
          <table:table-row>
            <table:table-cell table:style-name="Tabla1.A1" office:value-type="string">
              <text:p text:style-name="Table_20_Contents"><text:bookmark text:name="428462S"/>Ir a la parte superior de la aplicación (barra Google)</text:p>
            </table:table-cell>
            <table:table-cell table:style-name="Tabla1.A1" office:value-type="string">
              <text:p text:style-name="Table_20_Contents"><text:span text:style-name="Strong_20_Emphasis"><text:span text:style-name="T1">g</text:span></text:span> y luego <text:span text:style-name="Strong_20_Emphasis"><text:span text:style-name="T1">t</text:span></text:span><text:bookmark text:name="428462E"/></text:p>
            </table:table-cell>
            <table:table-cell table:style-name="Tabla1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g</text:span></text:span> y luego <text:span text:style-name="Strong_20_Emphasis"><text:span text:style-name="T1">t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g</text:span></text:span> y luego <text:span text:style-name="Strong_20_Emphasis"><text:span text:style-name="T1">t</text:span></text:span></text:p>
            </table:table-cell>
          </table:table-row>
          <table:table-row>
            <table:table-cell table:style-name="Tabla1.A1" office:value-type="string">
              <text:p text:style-name="Table_20_Contents"><text:bookmark text:name="428543S"/>Ir al estado de la descarga</text:p>
            </table:table-cell>
            <table:table-cell table:style-name="Tabla1.A1" office:value-type="string">
              <text:p text:style-name="Table_20_Contents"><text:span text:style-name="Strong_20_Emphasis"><text:span text:style-name="T1">g</text:span></text:span> y luego <text:span text:style-name="Strong_20_Emphasis"><text:span text:style-name="T1">a</text:span></text:span><text:bookmark text:name="428543E"/></text:p>
            </table:table-cell>
            <table:table-cell table:style-name="Tabla1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g</text:span></text:span> y luego <text:span text:style-name="Strong_20_Emphasis"><text:span text:style-name="T1">a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g</text:span></text:span> y luego <text:span text:style-name="Strong_20_Emphasis"><text:span text:style-name="T1">a</text:span></text:span></text:p>
            </table:table-cell>
          </table:table-row>
          <table:table-row>
            <table:table-cell table:style-name="Tabla1.A1" office:value-type="string">
              <text:p text:style-name="Table_20_Contents"><text:bookmark text:name="428613S"/>Ir al estado de la subida</text:p>
            </table:table-cell>
            <table:table-cell table:style-name="Tabla1.A1" office:value-type="string">
              <text:p text:style-name="Table_20_Contents"><text:span text:style-name="Strong_20_Emphasis"><text:span text:style-name="T1">g</text:span></text:span> y luego <text:span text:style-name="Strong_20_Emphasis"><text:span text:style-name="T1">u</text:span></text:span><text:bookmark text:name="428613E"/></text:p>
            </table:table-cell>
            <table:table-cell table:style-name="Tabla1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g</text:span></text:span> y luego <text:span text:style-name="Strong_20_Emphasis"><text:span text:style-name="T1">u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g</text:span></text:span> y luego <text:span text:style-name="Strong_20_Emphasis"><text:span text:style-name="T1">u</text:span></text:span></text:p>
            </table:table-cell>
          </table:table-row>
          <table:table-row>
            <table:table-cell table:style-name="Tabla1.A1" office:value-type="string">
              <text:p text:style-name="Table_20_Contents">Mostrar u ocultar el panel de aprobaciones</text:p>
            </table:table-cell>
            <table:table-cell table:style-name="Tabla1.A1" office:value-type="string">
              <text:p text:style-name="Table_20_Contents"><text:span text:style-name="Strong_20_Emphasis"><text:span text:style-name="T1">c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v</text:span></text:span> y luego <text:span text:style-name="Strong_20_Emphasis"><text:span text:style-name="T1">e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v</text:span></text:span> y luego <text:span text:style-name="Strong_20_Emphasis"><text:span text:style-name="T1">e</text:span></text:span></text:p>
            </table:table-cell>
          </table:table-row>
          <table:table-row>
            <table:table-cell table:style-name="Tabla1.A1" office:value-type="string">
              <text:p text:style-name="Table_20_Contents">Mostrar u ocultar el panel de detalles</text:p>
            </table:table-cell>
            <table:table-cell table:style-name="Tabla1.A1" office:value-type="string">
              <text:p text:style-name="Table_20_Contents"><text:span text:style-name="Strong_20_Emphasis"><text:span text:style-name="T1">d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v</text:span></text:span> y luego <text:span text:style-name="Strong_20_Emphasis"><text:span text:style-name="T1">d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v</text:span></text:span> y luego <text:span text:style-name="Strong_20_Emphasis"><text:span text:style-name="T1">d</text:span></text:span></text:p>
            </table:table-cell>
          </table:table-row>
          <table:table-row>
            <table:table-cell table:style-name="Tabla1.A1" office:value-type="string">
              <text:p text:style-name="Table_20_Contents">Mostrar u ocultar el panel de actividad</text:p>
            </table:table-cell>
            <table:table-cell table:style-name="Tabla1.A1" office:value-type="string">
              <text:p text:style-name="Table_20_Contents"><text:span text:style-name="Strong_20_Emphasis"><text:span text:style-name="T1">n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v</text:span></text:span> y luego <text:span text:style-name="Strong_20_Emphasis"><text:span text:style-name="T1">a</text:span></text:span></text:p>
            </table:table-cell>
            <table:table-cell table:style-name="Tabla1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v</text:span></text:span> y luego <text:span text:style-name="Strong_20_Emphasis"><text:span text:style-name="T1">a</text:span></text:span></text:p>
            </table:table-cell>
          </table:table-row>
        </table:table>
        <text:p text:style-name="P4"> 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>
            <table:table-cell table:style-name="Tabla2.A1" office:value-type="string">
              <text:p text:style-name="Table_20_Contents"><text:span text:style-name="Strong_20_Emphasis"><text:span text:style-name="T1">Descripción del acceso directo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Acceso directo antiguo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Nuevo acceso directo de teclas para Windows y ChromeOS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Nuevo acceso directo para macOS</text:span></text:span></text:p>
            </table:table-cell>
          </table:table-row>
          <text:soft-page-break/>
          <table:table-row>
            <table:table-cell table:style-name="Tabla2.A2" table:number-columns-spanned="4" office:value-type="string">
              <text:p text:style-name="P9">Seleccionar elementos<text:span text:style-name="T2"/></text:p>
            </table:table-cell>
            <table:covered-table-cell/>
            <table:covered-table-cell/>
            <table:covered-table-cell/>
          </table:table-row>
          <table:table-row>
            <table:table-cell table:style-name="Tabla2.A1" office:value-type="string">
              <text:p text:style-name="Table_20_Contents">Seleccionar o desmarcar un elemento</text:p>
            </table:table-cell>
            <table:table-cell table:style-name="Tabla2.A1" office:value-type="string">
              <text:p text:style-name="Table_20_Contents"><text:span text:style-name="Strong_20_Emphasis"><text:span text:style-name="T1">x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espacio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espacio</text:span></text:span></text:p>
            </table:table-cell>
          </table:table-row>
          <table:table-row>
            <table:table-cell table:style-name="Tabla2.A1" office:value-type="string">
              <text:p text:style-name="Table_20_Contents">Seleccionar el elemento siguiente de debajo</text:p>
            </table:table-cell>
            <table:table-cell table:style-name="Tabla2.A1" office:value-type="string">
              <text:p text:style-name="Table_20_Contents"><text:span text:style-name="Strong_20_Emphasis"><text:span text:style-name="T1">j</text:span></text:span><text:line-break/><text:span text:style-name="Strong_20_Emphasis"><text:span text:style-name="T1">flecha hacia abajo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flecha hacia abajo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flecha hacia abajo</text:span></text:span></text:p>
            </table:table-cell>
          </table:table-row>
          <table:table-row>
            <table:table-cell table:style-name="Tabla2.A1" office:value-type="string">
              <text:p text:style-name="Table_20_Contents">Seleccionar el elemento siguiente de encima</text:p>
            </table:table-cell>
            <table:table-cell table:style-name="Tabla2.A1" office:value-type="string">
              <text:p text:style-name="Table_20_Contents"><text:span text:style-name="Strong_20_Emphasis"><text:span text:style-name="T1">k</text:span></text:span><text:line-break/><text:span text:style-name="Strong_20_Emphasis"><text:span text:style-name="T1">flecha hacia arrib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flecha hacia arrib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flecha hacia arriba</text:span></text:span></text:p>
            </table:table-cell>
          </table:table-row>
          <table:table-row>
            <table:table-cell table:style-name="Tabla2.A1" office:value-type="string">
              <text:p text:style-name="Table_20_Contents">Seleccionar el elemento siguiente de la izquierda</text:p>
            </table:table-cell>
            <table:table-cell table:style-name="Tabla2.A1" office:value-type="string">
              <text:p text:style-name="Table_20_Contents"><text:span text:style-name="Strong_20_Emphasis"><text:span text:style-name="T1">h</text:span></text:span><text:line-break/><text:span text:style-name="Strong_20_Emphasis"><text:span text:style-name="T1">flecha hacia la izquierd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flecha hacia la izquierd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flecha hacia la izquierda</text:span></text:span></text:p>
            </table:table-cell>
          </table:table-row>
          <table:table-row>
            <table:table-cell table:style-name="Tabla2.A1" office:value-type="string">
              <text:p text:style-name="Table_20_Contents">Seleccionar el elemento siguiente de la derecha</text:p>
            </table:table-cell>
            <table:table-cell table:style-name="Tabla2.A1" office:value-type="string">
              <text:p text:style-name="Table_20_Contents"><text:span text:style-name="Strong_20_Emphasis"><text:span text:style-name="T1">l</text:span></text:span><text:line-break/><text:span text:style-name="Strong_20_Emphasis"><text:span text:style-name="T1">flecha hacia la derech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flecha hacia la derech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flecha hacia la derecha</text:span></text:span></text:p>
            </table:table-cell>
          </table:table-row>
          <table:table-row>
            <table:table-cell table:style-name="Tabla2.A1" office:value-type="string">
              <text:p text:style-name="Table_20_Contents">Ampliar la selección hacia abajo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abajo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abajo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abajo</text:span></text:span></text:p>
            </table:table-cell>
          </table:table-row>
          <table:table-row>
            <table:table-cell table:style-name="Tabla2.A1" office:value-type="string">
              <text:p text:style-name="Table_20_Contents">Ampliar la selección hacia arriba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arrib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arrib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arriba</text:span></text:span></text:p>
            </table:table-cell>
          </table:table-row>
          <table:table-row>
            <table:table-cell table:style-name="Tabla2.A1" office:value-type="string">
              <text:p text:style-name="Table_20_Contents">Ampliar la selección hacia la izquierda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la izquierd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la izquierd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la izquierda</text:span></text:span></text:p>
            </table:table-cell>
          </table:table-row>
          <table:table-row>
            <table:table-cell table:style-name="Tabla2.A1" office:value-type="string">
              <text:p text:style-name="Table_20_Contents">Ampliar la selección hacia la derecha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la derech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la derech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lecha hacia la derecha</text:span></text:span></text:p>
            </table:table-cell>
          </table:table-row>
          <table:table-row>
            <table:table-cell table:style-name="Tabla2.A1" office:value-type="string">
              <text:p text:style-name="Table_20_Contents">Seleccionar todos los elementos visibles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a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a</text:span></text:span></text:p>
            </table:table-cell>
          </table:table-row>
          <table:table-row>
            <table:table-cell table:style-name="Tabla2.A1" office:value-type="string">
              <text:p text:style-name="Table_20_Contents">Anular todas las selecciones</text:p>
            </table:table-cell>
            <table:table-cell table:style-name="Tabla2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n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Esc</text:span></text:span></text:p>
            </table:table-cell>
            <table:table-cell table:style-name="Tabla2.A1" office:value-type="string">
              <text:p text:style-name="Table_20_Contents"><text:span text:style-name="Strong_20_Emphasis"><text:span text:style-name="T1">Esc</text:span></text:span></text:p>
            </table:table-cell>
          </table:table-row>
        </table:table>
        <text:p text:style-name="P4"> </text:p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>
            <table:table-cell table:style-name="Tabla3.A1" office:value-type="string">
              <text:p text:style-name="Table_20_Contents"><text:span text:style-name="Strong_20_Emphasis"><text:span text:style-name="T1">Descripción del acceso directo</text:span></text:span></text:p>
            </table:table-cell>
            <table:table-cell table:style-name="Tabla3.A1" office:value-type="string">
              <text:p text:style-name="Table_20_Contents"><text:span text:style-name="Strong_20_Emphasis"><text:span text:style-name="T1">Acceso directo antiguo</text:span></text:span></text:p>
            </table:table-cell>
            <table:table-cell table:style-name="Tabla3.A1" office:value-type="string">
              <text:p text:style-name="Table_20_Contents"><text:span text:style-name="Strong_20_Emphasis"><text:span text:style-name="T1">Nuevo acceso directo de teclas para Windows y ChromeOS</text:span></text:span></text:p>
            </table:table-cell>
            <table:table-cell table:style-name="Tabla3.A1" office:value-type="string">
              <text:p text:style-name="Table_20_Contents"><text:span text:style-name="Strong_20_Emphasis"><text:span text:style-name="T1">Nuevo acceso directo para macOS</text:span></text:span></text:p>
            </table:table-cell>
          </table:table-row>
          <table:table-row>
            <table:table-cell table:style-name="Tabla3.A2" table:number-columns-spanned="4" office:value-type="string">
              <text:p text:style-name="P9">Pasar de un elemento a otro<text:span text:style-name="T2"/></text:p>
            </table:table-cell>
            <table:covered-table-cell/>
            <table:covered-table-cell/>
            <table:covered-table-cell/>
          </table:table-row>
          <table:table-row>
            <table:table-cell table:style-name="Tabla3.A1" office:value-type="string">
              <text:p text:style-name="Table_20_Contents">Ir hacia abajo sin cambiar la selección</text:p>
            </table:table-cell>
            <table:table-cell table:style-name="Tabla3.A1" office:value-type="string">
              <text:p text:style-name="P5"><text:span text:style-name="Strong_20_Emphasis"><text:span text:style-name="T1">Ctrl</text:span></text:span> + <text:span text:style-name="Strong_20_Emphasis"><text:span text:style-name="T1">flecha hacia abajo</text:span></text:span> (Windows y ChromeOS)</text:p>
              <text:p text:style-name="Table_20_Contents"><text:span text:style-name="Strong_20_Emphasis"><text:span text:style-name="T1">Comando</text:span></text:span> + <text:span text:style-name="Strong_20_Emphasis"><text:span text:style-name="T1">flecha hacia abajo</text:span></text:span> (Mac)</text:p>
            </table:table-cell>
            <table:table-cell table:style-name="Tabla3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flecha hacia abajo</text:span></text:span></text:p>
            </table:table-cell>
            <table:table-cell table:style-name="Tabla3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flecha hacia abajo</text:span></text:span></text:p>
            </table:table-cell>
          </table:table-row>
          <table:table-row>
            <table:table-cell table:style-name="Tabla3.A1" office:value-type="string">
              <text:p text:style-name="Table_20_Contents">Ir hacia arriba sin cambiar la selección</text:p>
            </table:table-cell>
            <table:table-cell table:style-name="Tabla3.A1" office:value-type="string">
              <text:p text:style-name="P5"><text:span text:style-name="Strong_20_Emphasis"><text:span text:style-name="T1">Ctrl</text:span></text:span> + <text:span text:style-name="Strong_20_Emphasis"><text:span text:style-name="T1">flecha hacia arriba</text:span></text:span><text:line-break/>(Windows y ChromeOS)</text:p>
              <text:p text:style-name="Table_20_Contents"><text:span text:style-name="Strong_20_Emphasis"><text:span text:style-name="T1">Comando</text:span></text:span> + <text:span text:style-name="Strong_20_Emphasis"><text:span text:style-name="T1">flecha hacia arriba</text:span></text:span> (Mac)</text:p>
            </table:table-cell>
            <table:table-cell table:style-name="Tabla3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flecha hacia arriba</text:span></text:span></text:p>
            </table:table-cell>
            <table:table-cell table:style-name="Tabla3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flecha hacia arriba</text:span></text:span></text:p>
            </table:table-cell>
          </table:table-row>
          <table:table-row>
            <table:table-cell table:style-name="Tabla3.A1" office:value-type="string">
              <text:p text:style-name="Table_20_Contents">Ir hacia la izquierda sin cambiar la selección</text:p>
            </table:table-cell>
            <table:table-cell table:style-name="Tabla3.A1" office:value-type="string">
              <text:p text:style-name="P5"><text:span text:style-name="Strong_20_Emphasis"><text:span text:style-name="T1">Ctrl</text:span></text:span> + <text:span text:style-name="Strong_20_Emphasis"><text:span text:style-name="T1">flecha hacia la izquierda</text:span></text:span><text:line-break/>(Windows y ChromeOS)</text:p>
              <text:p text:style-name="Table_20_Contents"><text:span text:style-name="Strong_20_Emphasis"><text:span text:style-name="T1">Comando</text:span></text:span> + <text:span text:style-name="Strong_20_Emphasis"><text:span text:style-name="T1">flecha hacia la izquierda</text:span></text:span> (Mac)</text:p>
            </table:table-cell>
            <table:table-cell table:style-name="Tabla3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flecha hacia la izquierda</text:span></text:span></text:p>
            </table:table-cell>
            <table:table-cell table:style-name="Tabla3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flecha hacia la izquierda</text:span></text:span></text:p>
            </table:table-cell>
          </table:table-row>
          <text:soft-page-break/>
          <table:table-row>
            <table:table-cell table:style-name="Tabla3.A1" office:value-type="string">
              <text:p text:style-name="Table_20_Contents">Ir hacia la derecha sin cambiar la selección</text:p>
            </table:table-cell>
            <table:table-cell table:style-name="Tabla3.A1" office:value-type="string">
              <text:p text:style-name="P5"><text:span text:style-name="Strong_20_Emphasis"><text:span text:style-name="T1">Ctrl</text:span></text:span> + <text:span text:style-name="Strong_20_Emphasis"><text:span text:style-name="T1">flecha hacia la derecha</text:span></text:span><text:line-break/>(Windows y ChromeOS)</text:p>
              <text:p text:style-name="Table_20_Contents"><text:span text:style-name="Strong_20_Emphasis"><text:span text:style-name="T1">Comando</text:span></text:span> + <text:span text:style-name="Strong_20_Emphasis"><text:span text:style-name="T1">flecha hacia la derecha</text:span></text:span> (Mac</text:p>
            </table:table-cell>
            <table:table-cell table:style-name="Tabla3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flecha hacia la derecha</text:span></text:span></text:p>
            </table:table-cell>
            <table:table-cell table:style-name="Tabla3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flecha hacia la derecha</text:span></text:span></text:p>
            </table:table-cell>
          </table:table-row>
        </table:table>
        <text:p text:style-name="P4"> </text:p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>
            <table:table-cell table:style-name="Tabla4.A1" office:value-type="string">
              <text:p text:style-name="Table_20_Contents"><text:span text:style-name="Strong_20_Emphasis"><text:span text:style-name="T1">Descripción del acceso directo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Acceso directo antiguo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Nuevo acceso directo de teclas para Windows y ChromeOS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Nuevo acceso directo para macOS</text:span></text:span></text:p>
            </table:table-cell>
          </table:table-row>
          <table:table-row>
            <table:table-cell table:style-name="Tabla4.A2" table:number-columns-spanned="4" office:value-type="string">
              <text:p text:style-name="P9">Realizar una acción con los elementos seleccionados<text:span text:style-name="T2"/></text:p>
            </table:table-cell>
            <table:covered-table-cell/>
            <table:covered-table-cell/>
            <table:covered-table-cell/>
          </table:table-row>
          <table:table-row>
            <table:table-cell table:style-name="Tabla4.A1" office:value-type="string">
              <text:p text:style-name="Table_20_Contents">Abrir los elementos seleccionados</text:p>
            </table:table-cell>
            <table:table-cell table:style-name="Tabla4.A1" office:value-type="string">
              <text:p text:style-name="Table_20_Contents"><text:span text:style-name="Strong_20_Emphasis"><text:span text:style-name="T1">Intro<text:line-break/>o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intro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intro</text:span></text:span></text:p>
            </table:table-cell>
          </table:table-row>
          <table:table-row>
            <table:table-cell table:style-name="Tabla4.A1" office:value-type="string">
              <text:p text:style-name="Table_20_Contents">Abrir los elementos seleccionados en una pestaña nueva</text:p>
            </table:table-cell>
            <table:table-cell table:style-name="Tabla4.A1" office:value-type="string">
              <text:p text:style-name="P5"><text:span text:style-name="Strong_20_Emphasis"><text:span text:style-name="T1">Ctrl</text:span></text:span> + <text:span text:style-name="Strong_20_Emphasis"><text:span text:style-name="T1">Intro</text:span></text:span> (Windows y ChromeOS)</text:p>
              <text:p text:style-name="Table_20_Contents"><text:span text:style-name="Strong_20_Emphasis"><text:span text:style-name="T1">Comando</text:span></text:span> + <text:span text:style-name="Strong_20_Emphasis"><text:span text:style-name="T1">return</text:span></text:span> (Mac)</text:p>
            </table:table-cell>
            <table:table-cell table:style-name="Tabla4.A1" office:value-type="string">
              <text:p text:style-name="P5"><text:line-break/><text:span text:style-name="Strong_20_Emphasis"><text:span text:style-name="T1">Ctrl</text:span></text:span> + <text:span text:style-name="Strong_20_Emphasis"><text:span text:style-name="T1">Intro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Intro</text:span></text:span></text:p>
            </table:table-cell>
          </table:table-row>
          <table:table-row>
            <table:table-cell table:style-name="Tabla4.A1" office:value-type="string">
              <text:p text:style-name="Table_20_Contents">Cambiar el nombre de los elementos seleccionados</text:p>
            </table:table-cell>
            <table:table-cell table:style-name="Tabla4.A1" office:value-type="string">
              <text:p text:style-name="Table_20_Contents"><text:span text:style-name="Strong_20_Emphasis"><text:span text:style-name="T1">d</text:span></text:span></text:p>
            </table:table-cell>
            <table:table-cell table:style-name="Tabla4.A1" office:value-type="string">
              <text:p text:style-name="P5"><text:span text:style-name="Strong_20_Emphasis"><text:span text:style-name="T1">F2</text:span></text:span></text:p>
            </table:table-cell>
            <table:table-cell table:style-name="Tabla4.A1" office:value-type="string">
              <text:p text:style-name="P5"><text:span text:style-name="Strong_20_Emphasis"><text:span text:style-name="T1">F2</text:span></text:span></text:p>
            </table:table-cell>
          </table:table-row>
          <table:table-row>
            <table:table-cell table:style-name="Tabla4.A1" office:value-type="string">
              <text:p text:style-name="Table_20_Contents">Compartir los elementos seleccionados</text:p>
            </table:table-cell>
            <table:table-cell table:style-name="Tabla4.A1" office:value-type="string">
              <text:p text:style-name="Table_20_Contents"><text:span text:style-name="Strong_20_Emphasis"><text:span text:style-name="T1">.</text:span></text:span> (punto)</text:p>
            </table:table-cell>
            <table:table-cell table:style-name="Tabla4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Alt</text:span></text:span> + <text:span text:style-name="Strong_20_Emphasis"><text:span text:style-name="T1">a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opción</text:span></text:span> + <text:span text:style-name="Strong_20_Emphasis"><text:span text:style-name="T1">a</text:span></text:span></text:p>
            </table:table-cell>
          </table:table-row>
          <table:table-row>
            <table:table-cell table:style-name="Tabla4.A1" office:value-type="string">
              <text:p text:style-name="Table_20_Contents">Mover los elementos seleccionados a una carpeta nueva</text:p>
            </table:table-cell>
            <table:table-cell table:style-name="Tabla4.A1" office:value-type="string">
              <text:p text:style-name="Table_20_Contents"><text:span text:style-name="Strong_20_Emphasis"><text:span text:style-name="T1">z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Alt</text:span></text:span> + <text:span text:style-name="Strong_20_Emphasis"><text:span text:style-name="T1">m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opción</text:span></text:span> + <text:span text:style-name="Strong_20_Emphasis"><text:span text:style-name="T1">m</text:span></text:span></text:p>
            </table:table-cell>
          </table:table-row>
          <table:table-row>
            <table:table-cell table:style-name="Tabla4.A1" office:value-type="string">
              <text:p text:style-name="Table_20_Contents">Destacar o dejar de destacar los elementos seleccionados</text:p>
            </table:table-cell>
            <table:table-cell table:style-name="Tabla4.A1" office:value-type="string">
              <text:p text:style-name="Table_20_Contents"><text:span text:style-name="Strong_20_Emphasis"><text:span text:style-name="T1">s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Alt</text:span></text:span> + <text:span text:style-name="Strong_20_Emphasis"><text:span text:style-name="T1">s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Opción</text:span></text:span> + <text:span text:style-name="Strong_20_Emphasis"><text:span text:style-name="T1">s</text:span></text:span></text:p>
            </table:table-cell>
          </table:table-row>
          <table:table-row>
            <table:table-cell table:style-name="Tabla4.A1" office:value-type="string">
              <text:p text:style-name="P5">Crear accesos directos a los elementos seleccionados</text:p>
            </table:table-cell>
            <table:table-cell table:style-name="Tabla4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z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Alt</text:span></text:span> + <text:span text:style-name="Strong_20_Emphasis"><text:span text:style-name="T1">r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opción</text:span></text:span> + <text:span text:style-name="Strong_20_Emphasis"><text:span text:style-name="T1">r</text:span></text:span></text:p>
            </table:table-cell>
          </table:table-row>
          <table:table-row>
            <table:table-cell table:style-name="Tabla4.A1" office:value-type="string">
              <text:p text:style-name="Table_20_Contents">Eliminar los elementos seleccionados</text:p>
            </table:table-cell>
            <table:table-cell table:style-name="Tabla4.A1" office:value-type="string">
              <text:p text:style-name="P5"><text:span text:style-name="Strong_20_Emphasis"><text:span text:style-name="T1">#</text:span></text:span> o <text:span text:style-name="Strong_20_Emphasis"><text:span text:style-name="T1">Alt</text:span></text:span> + <text:span text:style-name="Strong_20_Emphasis"><text:span text:style-name="T1">Retroceso</text:span></text:span> (Chrome OS)</text:p>
              <text:p text:style-name="P5"><text:span text:style-name="Strong_20_Emphasis"><text:span text:style-name="T1">#</text:span></text:span> o <text:span text:style-name="Strong_20_Emphasis"><text:span text:style-name="T1">Supr</text:span></text:span> (Windows)</text:p>
              <text:p text:style-name="Table_20_Contents"><text:span text:style-name="Strong_20_Emphasis"><text:span text:style-name="T1">#</text:span></text:span> o <text:span text:style-name="Strong_20_Emphasis"><text:span text:style-name="T1">Fn</text:span></text:span> + <text:span text:style-name="Strong_20_Emphasis"><text:span text:style-name="T1">Supr</text:span></text:span> (Mac)</text:p>
            </table:table-cell>
            <table:table-cell table:style-name="Tabla4.A1" office:value-type="string">
              <text:p text:style-name="Table_20_Contents"><text:span text:style-name="Strong_20_Emphasis"><text:span text:style-name="T1">Supr</text:span></text:span> o <text:span text:style-name="Strong_20_Emphasis"><text:span text:style-name="T1">#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Supr</text:span></text:span> o <text:span text:style-name="Strong_20_Emphasis"><text:span text:style-name="T1">#</text:span></text:span></text:p>
            </table:table-cell>
          </table:table-row>
          <table:table-row>
            <table:table-cell table:style-name="Tabla4.A1" office:value-type="string">
              <text:p text:style-name="Table_20_Contents">Copiar URLs de los elementos seleccionados en el portapapeles</text:p>
            </table:table-cell>
            <table:table-cell table:style-name="Tabla4.A1" office:value-type="string">
              <text:p text:style-name="P5"><text:span text:style-name="Strong_20_Emphasis"><text:span text:style-name="T1">Ctrl</text:span></text:span> + <text:span text:style-name="Strong_20_Emphasis"><text:span text:style-name="T1">c</text:span></text:span> (Windows y ChromeOS)</text:p>
              <text:p text:style-name="P5"><text:span text:style-name="Strong_20_Emphasis"><text:span text:style-name="T1">Comando</text:span></text:span> + <text:span text:style-name="Strong_20_Emphasis"><text:span text:style-name="T1">c</text:span></text:span> (Mac)</text:p>
            </table:table-cell>
            <table:table-cell table:style-name="Tabla4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Alt</text:span></text:span> + <text:span text:style-name="Strong_20_Emphasis"><text:span text:style-name="T1">l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opción</text:span></text:span> + <text:span text:style-name="Strong_20_Emphasis"><text:span text:style-name="T1">l</text:span></text:span></text:p>
            </table:table-cell>
          </table:table-row>
          <table:table-row>
            <table:table-cell table:style-name="Tabla4.A1" office:value-type="string">
              <text:p text:style-name="Table_20_Contents">Copiar títulos de los elementos <text:soft-page-break/>seleccionados en el portapapeles</text:p>
            </table:table-cell>
            <table:table-cell table:style-name="Tabla4.A1" office:value-type="string">
              <text:p text:style-name="P5"><text:span text:style-name="Strong_20_Emphasis"><text:span text:style-name="T1">Ctrl</text:span></text:span> + <text:span text:style-name="Strong_20_Emphasis"><text:span text:style-name="T1">Mayús</text:span></text:span> + <text:span text:style-name="Strong_20_Emphasis"><text:span text:style-name="T1">c</text:span></text:span> (Windows y ChromeOS)</text:p>
              <text:p text:style-name="Table_20_Contents"><text:soft-page-break/><text:span text:style-name="Strong_20_Emphasis"><text:span text:style-name="T1">Comando</text:span></text:span> + <text:span text:style-name="Strong_20_Emphasis"><text:span text:style-name="T1">Mayús</text:span></text:span> + <text:span text:style-name="Strong_20_Emphasis"><text:span text:style-name="T1">c</text:span></text:span> (Mac)</text:p>
            </table:table-cell>
            <table:table-cell table:style-name="Tabla4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Mayús</text:span></text:span> + <text:span text:style-name="Strong_20_Emphasis"><text:span text:style-name="T1">c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Mayús</text:span></text:span> + <text:span text:style-name="Strong_20_Emphasis"><text:span text:style-name="T1">c</text:span></text:span></text:p>
            </table:table-cell>
          </table:table-row>
          <table:table-row>
            <table:table-cell table:style-name="Tabla4.A1" office:value-type="string">
              <text:p text:style-name="Table_20_Contents">Cortar los elementos seleccionados en el portapapeles</text:p>
            </table:table-cell>
            <table:table-cell table:style-name="Tabla4.A1" office:value-type="string">
              <text:p text:style-name="P5"><text:span text:style-name="Strong_20_Emphasis"><text:span text:style-name="T1">Ctrl</text:span></text:span> + <text:span text:style-name="Strong_20_Emphasis"><text:span text:style-name="T1">x</text:span></text:span> (Windows y ChromeOS)</text:p>
              <text:p text:style-name="P5"><text:span text:style-name="Strong_20_Emphasis"><text:span text:style-name="T1">Comando</text:span></text:span> + <text:span text:style-name="Strong_20_Emphasis"><text:span text:style-name="T1">x</text:span></text:span> (Mac)</text:p>
            </table:table-cell>
            <table:table-cell table:style-name="Tabla4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x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x</text:span></text:span></text:p>
            </table:table-cell>
          </table:table-row>
          <table:table-row>
            <table:table-cell table:style-name="Tabla4.A1" office:value-type="string">
              <text:p text:style-name="Table_20_Contents">Pegar elementos desde el portapapeles como un acceso directo</text:p>
            </table:table-cell>
            <table:table-cell table:style-name="Tabla4.A1" office:value-type="string">
              <text:p text:style-name="P5"><text:span text:style-name="Strong_20_Emphasis"><text:span text:style-name="T1">Ctrl</text:span></text:span> + <text:span text:style-name="Strong_20_Emphasis"><text:span text:style-name="T1">Mayús</text:span></text:span> + <text:span text:style-name="Strong_20_Emphasis"><text:span text:style-name="T1">v</text:span></text:span> (Windows y ChromeOS)</text:p>
              <text:p text:style-name="P5"><text:span text:style-name="Strong_20_Emphasis"><text:span text:style-name="T1">Comando</text:span></text:span> + <text:span text:style-name="Strong_20_Emphasis"><text:span text:style-name="T1">Mayús</text:span></text:span> + <text:span text:style-name="Strong_20_Emphasis"><text:span text:style-name="T1">v</text:span></text:span> (Mac)</text:p>
            </table:table-cell>
            <table:table-cell table:style-name="Tabla4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Mayús</text:span></text:span> + <text:span text:style-name="Strong_20_Emphasis"><text:span text:style-name="T1">v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Mayús</text:span></text:span> + <text:span text:style-name="Strong_20_Emphasis"><text:span text:style-name="T1">v</text:span></text:span></text:p>
            </table:table-cell>
          </table:table-row>
          <table:table-row>
            <table:table-cell table:style-name="Tabla4.A1" office:value-type="string">
              <text:p text:style-name="Table_20_Contents">Pegar o mover los elementos seleccionados<text:line-break/>desde portapapeles</text:p>
            </table:table-cell>
            <table:table-cell table:style-name="Tabla4.A1" office:value-type="string">
              <text:p text:style-name="P5"><text:span text:style-name="Strong_20_Emphasis"><text:span text:style-name="T1">Ctrl</text:span></text:span> + <text:span text:style-name="Strong_20_Emphasis"><text:span text:style-name="T1">v</text:span></text:span> (Windows y ChromeOS)</text:p>
              <text:p text:style-name="P5"><text:span text:style-name="Strong_20_Emphasis"><text:span text:style-name="T1">Comando</text:span></text:span> + <text:span text:style-name="Strong_20_Emphasis"><text:span text:style-name="T1">v</text:span></text:span> (Mac)</text:p>
            </table:table-cell>
            <table:table-cell table:style-name="Tabla4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Mayús</text:span></text:span> + <text:span text:style-name="Strong_20_Emphasis"><text:span text:style-name="T1">v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Mayús</text:span></text:span> + <text:span text:style-name="Strong_20_Emphasis"><text:span text:style-name="T1">v</text:span></text:span></text:p>
            </table:table-cell>
          </table:table-row>
          <table:table-row>
            <table:table-cell table:style-name="Tabla4.A1" office:value-type="string">
              <text:p text:style-name="Table_20_Contents">Crear un acceso directo del elemento seleccionado</text:p>
            </table:table-cell>
            <table:table-cell table:style-name="Tabla4.A1" office:value-type="string">
              <text:p text:style-name="P5"><text:span text:style-name="Strong_20_Emphasis"><text:span text:style-name="T1">Ctrl</text:span></text:span> + <text:span text:style-name="Strong_20_Emphasis"><text:span text:style-name="T1">Mayús</text:span></text:span> + <text:span text:style-name="Strong_20_Emphasis"><text:span text:style-name="T1">v</text:span></text:span> (Windows y ChromeOS)</text:p>
              <text:p text:style-name="P5"><text:span text:style-name="Strong_20_Emphasis"><text:span text:style-name="T1">Comando</text:span></text:span> + <text:span text:style-name="Strong_20_Emphasis"><text:span text:style-name="T1">Mayús</text:span></text:span> + <text:span text:style-name="Strong_20_Emphasis"><text:span text:style-name="T1">v</text:span></text:span> (Mac)</text:p>
            </table:table-cell>
            <table:table-cell table:style-name="Tabla4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Alt</text:span></text:span> + <text:span text:style-name="Strong_20_Emphasis"><text:span text:style-name="T1">r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opción</text:span></text:span> + <text:span text:style-name="Strong_20_Emphasis"><text:span text:style-name="T1">r</text:span></text:span></text:p>
            </table:table-cell>
          </table:table-row>
          <table:table-row>
            <table:table-cell table:style-name="Tabla4.A1" office:value-type="string">
              <text:p text:style-name="Table_20_Contents">Rehacer la última acción deshecha</text:p>
            </table:table-cell>
            <table:table-cell table:style-name="Tabla4.A1" office:value-type="string">
              <text:p text:style-name="P5"><text:span text:style-name="Strong_20_Emphasis"><text:span text:style-name="T1">Ctrl</text:span></text:span> + <text:span text:style-name="Strong_20_Emphasis"><text:span text:style-name="T1">Mayús</text:span></text:span> + <text:span text:style-name="Strong_20_Emphasis"><text:span text:style-name="T1">z</text:span></text:span> (Windows y ChromeOS)</text:p>
              <text:p text:style-name="P5"><text:span text:style-name="Strong_20_Emphasis"><text:span text:style-name="T1">Comando</text:span></text:span> + <text:span text:style-name="Strong_20_Emphasis"><text:span text:style-name="T1">Mayús</text:span></text:span> + <text:span text:style-name="Strong_20_Emphasis"><text:span text:style-name="T1">z</text:span></text:span> (Mac)</text:p>
            </table:table-cell>
            <table:table-cell table:style-name="Tabla4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y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y</text:span></text:span></text:p>
            </table:table-cell>
          </table:table-row>
          <table:table-row>
            <table:table-cell table:style-name="Tabla4.A1" office:value-type="string">
              <text:p text:style-name="Table_20_Contents">Subir archivo</text:p>
            </table:table-cell>
            <table:table-cell table:style-name="Tabla4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u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c</text:span></text:span> y luego <text:span text:style-name="Strong_20_Emphasis"><text:span text:style-name="T1">u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c</text:span></text:span> y luego <text:span text:style-name="Strong_20_Emphasis"><text:span text:style-name="T1">u</text:span></text:span></text:p>
            </table:table-cell>
          </table:table-row>
          <table:table-row>
            <table:table-cell table:style-name="Tabla4.A1" office:value-type="string">
              <text:p text:style-name="Table_20_Contents">Subir carpeta</text:p>
            </table:table-cell>
            <table:table-cell table:style-name="Tabla4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i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c</text:span></text:span> y luego <text:span text:style-name="Strong_20_Emphasis"><text:span text:style-name="T1">i</text:span></text:span></text:p>
            </table:table-cell>
            <table:table-cell table:style-name="Tabla4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c</text:span></text:span> y luego <text:span text:style-name="Strong_20_Emphasis"><text:span text:style-name="T1">i</text:span></text:span></text:p>
            </table:table-cell>
          </table:table-row>
        </table:table>
        <text:p text:style-name="P4"> </text:p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>
            <table:table-cell table:style-name="Tabla5.A1" office:value-type="string">
              <text:p text:style-name="Table_20_Contents"><text:span text:style-name="Strong_20_Emphasis"><text:span text:style-name="T1">Descripción del acceso directo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Acceso directo antiguo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Nuevo acceso directo de teclas para Windows y ChromeOS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Nuevo acceso directo para macOS</text:span></text:span></text:p>
            </table:table-cell>
          </table:table-row>
          <table:table-row>
            <table:table-cell table:style-name="Tabla5.A2" table:number-columns-spanned="4" office:value-type="string">
              <text:p text:style-name="P9">Crear elementos<text:span text:style-name="T2"/></text:p>
            </table:table-cell>
            <table:covered-table-cell/>
            <table:covered-table-cell/>
            <table:covered-table-cell/>
          </table:table-row>
          <table:table-row>
            <table:table-cell table:style-name="Tabla5.A1" office:value-type="string">
              <text:p text:style-name="Table_20_Contents">Documento</text:p>
            </table:table-cell>
            <table:table-cell table:style-name="Tabla5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t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c</text:span></text:span> y luego <text:span text:style-name="Strong_20_Emphasis"><text:span text:style-name="T1">t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c</text:span></text:span> y luego <text:span text:style-name="Strong_20_Emphasis"><text:span text:style-name="T1">t</text:span></text:span></text:p>
            </table:table-cell>
          </table:table-row>
          <table:table-row>
            <table:table-cell table:style-name="Tabla5.A1" office:value-type="string">
              <text:p text:style-name="Table_20_Contents">Presentación</text:p>
            </table:table-cell>
            <table:table-cell table:style-name="Tabla5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p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c</text:span></text:span> y luego <text:span text:style-name="Strong_20_Emphasis"><text:span text:style-name="T1">p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c</text:span></text:span> y luego <text:span text:style-name="Strong_20_Emphasis"><text:span text:style-name="T1">p</text:span></text:span></text:p>
            </table:table-cell>
          </table:table-row>
          <table:table-row>
            <table:table-cell table:style-name="Tabla5.A1" office:value-type="string">
              <text:p text:style-name="Table_20_Contents">Hoja de cálculo</text:p>
            </table:table-cell>
            <table:table-cell table:style-name="Tabla5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s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c</text:span></text:span> y luego <text:span text:style-name="Strong_20_Emphasis"><text:span text:style-name="T1">s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c</text:span></text:span> y luego <text:span text:style-name="Strong_20_Emphasis"><text:span text:style-name="T1">s</text:span></text:span></text:p>
            </table:table-cell>
          </table:table-row>
          <table:table-row>
            <table:table-cell table:style-name="Tabla5.A1" office:value-type="string">
              <text:p text:style-name="Table_20_Contents">Dibujo</text:p>
            </table:table-cell>
            <table:table-cell table:style-name="Tabla5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d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c</text:span></text:span> y luego <text:span text:style-name="Strong_20_Emphasis"><text:span text:style-name="T1">d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c</text:span></text:span> y luego <text:span text:style-name="Strong_20_Emphasis"><text:span text:style-name="T1">d</text:span></text:span></text:p>
            </table:table-cell>
          </table:table-row>
          <table:table-row>
            <table:table-cell table:style-name="Tabla5.A1" office:value-type="string">
              <text:p text:style-name="Table_20_Contents">Carpeta</text:p>
            </table:table-cell>
            <table:table-cell table:style-name="Tabla5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f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c</text:span></text:span> y luego <text:span text:style-name="Strong_20_Emphasis"><text:span text:style-name="T1">f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c</text:span></text:span> y luego <text:span text:style-name="Strong_20_Emphasis"><text:span text:style-name="T1">f</text:span></text:span></text:p>
            </table:table-cell>
          </table:table-row>
          <table:table-row>
            <table:table-cell table:style-name="Tabla5.A1" office:value-type="string">
              <text:p text:style-name="Table_20_Contents">Formulario</text:p>
            </table:table-cell>
            <table:table-cell table:style-name="Tabla5.A1" office:value-type="string">
              <text:p text:style-name="Table_20_Contents"><text:span text:style-name="Strong_20_Emphasis"><text:span text:style-name="T1">Mayús</text:span></text:span> + <text:span text:style-name="Strong_20_Emphasis"><text:span text:style-name="T1">o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c</text:span></text:span> y luego <text:span text:style-name="Strong_20_Emphasis"><text:span text:style-name="T1">o</text:span></text:span></text:p>
            </table:table-cell>
            <table:table-cell table:style-name="Tabla5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c</text:span></text:span> y luego <text:span text:style-name="Strong_20_Emphasis"><text:span text:style-name="T1">o</text:span></text:span></text:p>
            </table:table-cell>
          </table:table-row>
        </table:table>
        <text:p text:style-name="P4"> </text:p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>
            <table:table-cell table:style-name="Tabla6.A1" office:value-type="string">
              <text:p text:style-name="Table_20_Contents"><text:span text:style-name="Strong_20_Emphasis"><text:span text:style-name="T1">Descripción del acceso directo</text:span></text:span></text:p>
            </table:table-cell>
            <table:table-cell table:style-name="Tabla6.A1" office:value-type="string">
              <text:p text:style-name="Table_20_Contents"><text:span text:style-name="Strong_20_Emphasis"><text:span text:style-name="T1">Acceso directo antiguo</text:span></text:span></text:p>
            </table:table-cell>
            <table:table-cell table:style-name="Tabla6.A1" office:value-type="string">
              <text:p text:style-name="Table_20_Contents"><text:span text:style-name="Strong_20_Emphasis"><text:span text:style-name="T1">Nuevo acceso directo de teclas para Windows y ChromeOS</text:span></text:span></text:p>
            </table:table-cell>
            <table:table-cell table:style-name="Tabla6.A1" office:value-type="string">
              <text:p text:style-name="Table_20_Contents"><text:span text:style-name="Strong_20_Emphasis"><text:span text:style-name="T1">Nuevo acceso directo para macOS</text:span></text:span></text:p>
            </table:table-cell>
          </table:table-row>
          <table:table-row>
            <table:table-cell table:style-name="Tabla6.A2" table:number-columns-spanned="4" office:value-type="string">
              <text:p text:style-name="P9">Abrir menús<text:span text:style-name="T2"/></text:p>
            </table:table-cell>
            <table:covered-table-cell/>
            <table:covered-table-cell/>
            <table:covered-table-cell/>
          </table:table-row>
          <table:table-row>
            <table:table-cell table:style-name="Tabla6.A1" office:value-type="string">
              <text:p text:style-name="Table_20_Contents">Menú Crear</text:p>
            </table:table-cell>
            <table:table-cell table:style-name="Tabla6.A1" office:value-type="string">
              <text:p text:style-name="Table_20_Contents"><text:span text:style-name="Strong_20_Emphasis"><text:span text:style-name="T1">t</text:span></text:span></text:p>
            </table:table-cell>
            <table:table-cell table:style-name="Tabla6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n</text:span></text:span></text:p>
            </table:table-cell>
            <table:table-cell table:style-name="Tabla6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n</text:span></text:span></text:p>
            </table:table-cell>
          </table:table-row>
          <table:table-row>
            <table:table-cell table:style-name="Tabla6.A1" office:value-type="string">
              <text:p text:style-name="Table_20_Contents">Menú Más acciones</text:p>
            </table:table-cell>
            <table:table-cell table:style-name="Tabla6.A1" office:value-type="string">
              <text:p text:style-name="Table_20_Contents"><text:span text:style-name="Strong_20_Emphasis"><text:span text:style-name="T1">a</text:span></text:span></text:p>
            </table:table-cell>
            <table:table-cell table:style-name="Tabla6.A1" office:value-type="string">
              <text:p text:style-name="P5"><text:span text:style-name="Strong_20_Emphasis"><text:span text:style-name="T1">Mayús</text:span></text:span> + <text:span text:style-name="Strong_20_Emphasis"><text:span text:style-name="T1">F10</text:span></text:span></text:p>
              <text:p text:style-name="P5"><text:span text:style-name="Strong_20_Emphasis"><text:span text:style-name="T1">Alt</text:span></text:span> + <text:span text:style-name="Strong_20_Emphasis"><text:span text:style-name="T1">a</text:span></text:span></text:p>
            </table:table-cell>
            <table:table-cell table:style-name="Tabla6.A1" office:value-type="string">
              <text:p text:style-name="P5"><text:span text:style-name="Strong_20_Emphasis"><text:span text:style-name="T1">Mayús</text:span></text:span> + <text:span text:style-name="Strong_20_Emphasis"><text:span text:style-name="T1">F10</text:span></text:span></text:p>
              <text:p text:style-name="P5"><text:span text:style-name="Strong_20_Emphasis"><text:span text:style-name="T1">Control</text:span></text:span> + <text:span text:style-name="Strong_20_Emphasis"><text:span text:style-name="T1">a</text:span></text:span></text:p>
            </table:table-cell>
          </table:table-row>
          <table:table-row>
            <table:table-cell table:style-name="Tabla6.A1" office:value-type="string">
              <text:p text:style-name="Table_20_Contents">Menú Acciones de carpeta actual</text:p>
            </table:table-cell>
            <table:table-cell table:style-name="Tabla6.A1" office:value-type="string">
              <text:p text:style-name="Table_20_Contents"><text:span text:style-name="Strong_20_Emphasis"><text:span text:style-name="T1">f</text:span></text:span></text:p>
            </table:table-cell>
            <table:table-cell table:style-name="Tabla6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Mayús</text:span></text:span> + <text:span text:style-name="Strong_20_Emphasis"><text:span text:style-name="T1">a</text:span></text:span></text:p>
            </table:table-cell>
            <table:table-cell table:style-name="Tabla6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Mayús</text:span></text:span> + <text:span text:style-name="Strong_20_Emphasis"><text:span text:style-name="T1">a</text:span></text:span></text:p>
            </table:table-cell>
          </table:table-row>
          <table:table-row>
            <table:table-cell table:style-name="Tabla6.A1" office:value-type="string">
              <text:p text:style-name="Table_20_Contents">Menú Ordenar</text:p>
            </table:table-cell>
            <table:table-cell table:style-name="Tabla6.A1" office:value-type="string">
              <text:p text:style-name="Table_20_Contents"><text:span text:style-name="Strong_20_Emphasis"><text:span text:style-name="T1">r</text:span></text:span></text:p>
            </table:table-cell>
            <table:table-cell table:style-name="Tabla6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r</text:span></text:span></text:p>
            </table:table-cell>
            <table:table-cell table:style-name="Tabla6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r</text:span></text:span></text:p>
            </table:table-cell>
          </table:table-row>
          <text:soft-page-break/>
          <table:table-row>
            <table:table-cell table:style-name="Tabla6.A1" office:value-type="string">
              <text:p text:style-name="Table_20_Contents">Menú Configuración</text:p>
            </table:table-cell>
            <table:table-cell table:style-name="Tabla6.A1" office:value-type="string">
              <text:p text:style-name="Table_20_Contents"><text:span text:style-name="Strong_20_Emphasis"><text:span text:style-name="T1">t</text:span></text:span></text:p>
            </table:table-cell>
            <table:table-cell table:style-name="Tabla6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Mayús</text:span></text:span> + <text:span text:style-name="Strong_20_Emphasis"><text:span text:style-name="T1">s</text:span></text:span></text:p>
            </table:table-cell>
            <table:table-cell table:style-name="Tabla6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Mayús</text:span></text:span> + <text:span text:style-name="Strong_20_Emphasis"><text:span text:style-name="T1">s</text:span></text:span></text:p>
            </table:table-cell>
          </table:table-row>
        </table:table>
        <text:p text:style-name="P4"> </text:p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row>
            <table:table-cell table:style-name="Tabla7.A1" office:value-type="string">
              <text:p text:style-name="Table_20_Contents"><text:span text:style-name="Strong_20_Emphasis"><text:span text:style-name="T1">Descripción del acceso directo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Acceso directo antiguo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Nuevo acceso directo de teclas para Windows y ChromeOS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Nuevo acceso directo para macOS</text:span></text:span></text:p>
            </table:table-cell>
          </table:table-row>
          <table:table-row>
            <table:table-cell table:style-name="Tabla7.A2" table:number-columns-spanned="4" office:value-type="string">
              <text:p text:style-name="P9">Acciones de la aplicación<text:span text:style-name="T2"/></text:p>
            </table:table-cell>
            <table:covered-table-cell/>
            <table:covered-table-cell/>
            <table:covered-table-cell/>
          </table:table-row>
          <table:table-row>
            <table:table-cell table:style-name="Tabla7.A1" office:value-type="string">
              <text:p text:style-name="Table_20_Contents">Mostrar la lista de combinaciones de teclas</text:p>
            </table:table-cell>
            <table:table-cell table:style-name="Tabla7.A1" office:value-type="string">
              <text:p text:style-name="P5"><text:span text:style-name="Strong_20_Emphasis"><text:span text:style-name="T1">Mayús</text:span></text:span> + <text:span text:style-name="Strong_20_Emphasis"><text:span text:style-name="T1">/</text:span></text:span></text:p>
              <text:p text:style-name="P5"><text:span text:style-name="Strong_20_Emphasis"><text:span text:style-name="T1">Ctrl</text:span></text:span> + <text:span text:style-name="Strong_20_Emphasis"><text:span text:style-name="T1">/</text:span></text:span> (Windows y ChromeOS)</text:p>
              <text:p text:style-name="P5"><text:span text:style-name="Strong_20_Emphasis"><text:span text:style-name="T1">Comando</text:span></text:span> + <text:span text:style-name="Strong_20_Emphasis"><text:span text:style-name="T1">/</text:span></text:span> (Mac)</text:p>
            </table:table-cell>
            <table:table-cell table:style-name="Tabla7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/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/</text:span></text:span></text:p>
            </table:table-cell>
          </table:table-row>
          <table:table-row>
            <table:table-cell table:style-name="Tabla7.A1" office:value-type="string">
              <text:p text:style-name="Table_20_Contents"><text:bookmark text:name="429964S"/>Seleccionar la siguiente densidad visual<text:line-break/>(altura de filas y espacio entre elementos de la vista de lista)</text:p>
            </table:table-cell>
            <table:table-cell table:style-name="Tabla7.A1" office:value-type="string">
              <text:p text:style-name="Table_20_Contents"><text:span text:style-name="Strong_20_Emphasis"><text:span text:style-name="T1">q</text:span></text:span> y luego <text:span text:style-name="Strong_20_Emphasis"><text:span text:style-name="T1">q</text:span></text:span><text:bookmark text:name="429964E"/></text:p>
            </table:table-cell>
            <table:table-cell table:style-name="Tabla7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t</text:span></text:span> y luego <text:span text:style-name="Strong_20_Emphasis"><text:span text:style-name="T1">q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Control</text:span></text:span> + <text:span text:style-name="Strong_20_Emphasis"><text:span text:style-name="T1">t</text:span></text:span> y luego <text:span text:style-name="Strong_20_Emphasis"><text:span text:style-name="T1">q</text:span></text:span></text:p>
            </table:table-cell>
          </table:table-row>
          <table:table-row>
            <table:table-cell table:style-name="Tabla7.A1" office:value-type="string">
              <text:p text:style-name="Table_20_Contents">Buscar/buscar siguiente</text:p>
            </table:table-cell>
            <table:table-cell table:style-name="Tabla7.A1" office:value-type="string">
              <text:p text:style-name="P5"><text:span text:style-name="Strong_20_Emphasis"><text:span text:style-name="T1">Ctrl</text:span></text:span> + <text:span text:style-name="Strong_20_Emphasis"><text:span text:style-name="T1">f</text:span></text:span> (Windows y ChromeOS)</text:p>
              <text:p text:style-name="P5"><text:span text:style-name="Strong_20_Emphasis"><text:span text:style-name="T1">Comando</text:span></text:span> + <text:span text:style-name="Strong_20_Emphasis"><text:span text:style-name="T1">f</text:span></text:span> (Mac)</text:p>
            </table:table-cell>
            <table:table-cell table:style-name="Tabla7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f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f</text:span></text:span></text:p>
            </table:table-cell>
          </table:table-row>
          <table:table-row>
            <table:table-cell table:style-name="Tabla7.A1" office:value-type="string">
              <text:p text:style-name="Table_20_Contents">Imprimir</text:p>
            </table:table-cell>
            <table:table-cell table:style-name="Tabla7.A1" office:value-type="string">
              <text:p text:style-name="P5"><text:span text:style-name="Strong_20_Emphasis"><text:span text:style-name="T1">Ctrl</text:span></text:span> + <text:span text:style-name="Strong_20_Emphasis"><text:span text:style-name="T1">p</text:span></text:span> (Windows y ChromeOS)</text:p>
              <text:p text:style-name="P5"><text:span text:style-name="Strong_20_Emphasis"><text:span text:style-name="T1">Comando</text:span></text:span> + <text:span text:style-name="Strong_20_Emphasis"><text:span text:style-name="T1">p</text:span></text:span> (Mac)</text:p>
            </table:table-cell>
            <table:table-cell table:style-name="Tabla7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p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p</text:span></text:span></text:p>
            </table:table-cell>
          </table:table-row>
          <table:table-row>
            <table:table-cell table:style-name="Tabla7.A1" office:value-type="string">
              <text:p text:style-name="Table_20_Contents">Deshacer la última acción</text:p>
            </table:table-cell>
            <table:table-cell table:style-name="Tabla7.A1" office:value-type="string">
              <text:p text:style-name="P5"><text:span text:style-name="Strong_20_Emphasis"><text:span text:style-name="T1">Ctrl</text:span></text:span> + <text:span text:style-name="Strong_20_Emphasis"><text:span text:style-name="T1">z</text:span></text:span> (Windows y ChromeOS)</text:p>
              <text:p text:style-name="P5"><text:span text:style-name="Strong_20_Emphasis"><text:span text:style-name="T1">Comando</text:span></text:span> + <text:span text:style-name="Strong_20_Emphasis"><text:span text:style-name="T1">z</text:span></text:span> (Mac)</text:p>
            </table:table-cell>
            <table:table-cell table:style-name="Tabla7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z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z</text:span></text:span></text:p>
            </table:table-cell>
          </table:table-row>
          <table:table-row>
            <table:table-cell table:style-name="Tabla7.A1" office:value-type="string">
              <text:p text:style-name="Table_20_Contents">Rehacer la última acción deshecha</text:p>
            </table:table-cell>
            <table:table-cell table:style-name="Tabla7.A1" office:value-type="string">
              <text:p text:style-name="P5"><text:span text:style-name="Strong_20_Emphasis"><text:span text:style-name="T1">Ctrl</text:span></text:span> + <text:span text:style-name="Strong_20_Emphasis"><text:span text:style-name="T1">Mayús</text:span></text:span> + <text:span text:style-name="Strong_20_Emphasis"><text:span text:style-name="T1">z</text:span></text:span> (Windows y ChromeOS)</text:p>
              <text:p text:style-name="P5"><text:span text:style-name="Strong_20_Emphasis"><text:span text:style-name="T1">Comando</text:span></text:span> + <text:span text:style-name="Strong_20_Emphasis"><text:span text:style-name="T1">Mayús</text:span></text:span> + <text:span text:style-name="Strong_20_Emphasis"><text:span text:style-name="T1">z</text:span></text:span> (Mac)</text:p>
            </table:table-cell>
            <table:table-cell table:style-name="Tabla7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y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y</text:span></text:span></text:p>
            </table:table-cell>
          </table:table-row>
          <table:table-row>
            <table:table-cell table:style-name="Tabla7.A1" office:value-type="string">
              <text:p text:style-name="Table_20_Contents"><text:bookmark text:name="429052S"/>Mostrar el último mensaje</text:p>
            </table:table-cell>
            <table:table-cell table:style-name="Tabla7.A1" office:value-type="string">
              <text:p text:style-name="Table_20_Contents"><text:span text:style-name="Strong_20_Emphasis"><text:span text:style-name="T1">m</text:span></text:span><text:bookmark text:name="429052E"/></text:p>
            </table:table-cell>
            <table:table-cell table:style-name="Tabla7.A1" office:value-type="string">
              <text:p text:style-name="Table_20_Contents"><text:span text:style-name="Strong_20_Emphasis"><text:span text:style-name="T1">Alt</text:span></text:span> + <text:span text:style-name="Strong_20_Emphasis"><text:span text:style-name="T1">g</text:span></text:span> y luego <text:span text:style-name="Strong_20_Emphasis"><text:span text:style-name="T1">k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Opción</text:span></text:span> + <text:span text:style-name="Strong_20_Emphasis"><text:span text:style-name="T1">g</text:span></text:span> y luego <text:span text:style-name="Strong_20_Emphasis"><text:span text:style-name="T1">k</text:span></text:span></text:p>
            </table:table-cell>
          </table:table-row>
          <table:table-row>
            <table:table-cell table:style-name="Tabla7.A1" office:value-type="string">
              <text:p text:style-name="Table_20_Contents">Buscar en tu unidad de Drive</text:p>
            </table:table-cell>
            <table:table-cell table:style-name="Tabla7.A1" office:value-type="string">
              <text:p text:style-name="Table_20_Contents"><text:span text:style-name="Strong_20_Emphasis"><text:span text:style-name="T1">/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/</text:span></text:span></text:p>
            </table:table-cell>
            <table:table-cell table:style-name="Tabla7.A1" office:value-type="string">
              <text:p text:style-name="Table_20_Contents"><text:span text:style-name="Strong_20_Emphasis"><text:span text:style-name="T1">/</text:span></text:span></text:p>
            </table:table-cell>
          </table:table-row>
        </table:table>
        <text:p text:style-name="P4"> </text:p>
        <table:table table:name="Tabla8" table:style-name="Tabla8">
          <table:table-column table:style-name="Tabla8.A"/>
          <table:table-column table:style-name="Tabla8.B"/>
          <table:table-column table:style-name="Tabla8.C"/>
          <table:table-column table:style-name="Tabla8.D"/>
          <table:table-row>
            <table:table-cell table:style-name="Tabla8.A1" office:value-type="string">
              <text:p text:style-name="Table_20_Contents"><text:span text:style-name="Strong_20_Emphasis"><text:span text:style-name="T1">Descripción del acceso directo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Acceso directo antiguo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Nuevo acceso directo de teclas para Windows y ChromeOS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Nuevo acceso directo para macOS</text:span></text:span></text:p>
            </table:table-cell>
          </table:table-row>
          <table:table-row>
            <table:table-cell table:style-name="Tabla8.A2" table:number-columns-spanned="4" office:value-type="string">
              <text:p text:style-name="P9">Acciones en modo de vista previa<text:span text:style-name="T2"/></text:p>
            </table:table-cell>
            <table:covered-table-cell/>
            <table:covered-table-cell/>
            <table:covered-table-cell/>
          </table:table-row>
          <table:table-row>
            <table:table-cell table:style-name="Tabla8.A1" office:value-type="string">
              <text:p text:style-name="Table_20_Contents">Previsualizar los elementos</text:p>
            </table:table-cell>
            <table:table-cell table:style-name="Tabla8.A1" office:value-type="string">
              <text:p text:style-name="Table_20_Contents"><text:span text:style-name="Strong_20_Emphasis"><text:span text:style-name="T1">p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Ctrl</text:span></text:span> + <text:span text:style-name="Strong_20_Emphasis"><text:span text:style-name="T1">Alt</text:span></text:span> + <text:span text:style-name="Strong_20_Emphasis"><text:span text:style-name="T1">p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Comando</text:span></text:span> + <text:span text:style-name="Strong_20_Emphasis"><text:span text:style-name="T1">opción</text:span></text:span> + <text:span text:style-name="Strong_20_Emphasis"><text:span text:style-name="T1">p</text:span></text:span></text:p>
            </table:table-cell>
          </table:table-row>
          <table:table-row>
            <table:table-cell table:style-name="Tabla8.A1" office:value-type="string">
              <text:p text:style-name="Table_20_Contents">Cerrar</text:p>
            </table:table-cell>
            <table:table-cell table:style-name="Tabla8.A1" office:value-type="string">
              <text:p text:style-name="Table_20_Contents"><text:span text:style-name="Strong_20_Emphasis"><text:span text:style-name="T1">Esc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Esc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Esc</text:span></text:span></text:p>
            </table:table-cell>
          </table:table-row>
          <table:table-row>
            <table:table-cell table:style-name="Tabla8.A1" office:value-type="string">
              <text:p text:style-name="Table_20_Contents">Reproducir y pausar</text:p>
            </table:table-cell>
            <table:table-cell table:style-name="Tabla8.A1" office:value-type="string">
              <text:p text:style-name="Table_20_Contents"><text:span text:style-name="Strong_20_Emphasis"><text:span text:style-name="T1">espacio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espacio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espacio</text:span></text:span></text:p>
            </table:table-cell>
          </table:table-row>
          <table:table-row>
            <table:table-cell table:style-name="Tabla8.A1" office:value-type="string">
              <text:p text:style-name="Table_20_Contents">Ampliar</text:p>
            </table:table-cell>
            <table:table-cell table:style-name="Tabla8.A1" office:value-type="string">
              <text:p text:style-name="Table_20_Contents"><text:span text:style-name="Strong_20_Emphasis"><text:span text:style-name="T1">+</text:span></text:span> o <text:span text:style-name="Strong_20_Emphasis"><text:span text:style-name="T1">=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+</text:span></text:span> o <text:span text:style-name="Strong_20_Emphasis"><text:span text:style-name="T1">=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+</text:span></text:span> o <text:span text:style-name="Strong_20_Emphasis"><text:span text:style-name="T1">=</text:span></text:span></text:p>
            </table:table-cell>
          </table:table-row>
          <table:table-row>
            <table:table-cell table:style-name="Tabla8.A1" office:value-type="string">
              <text:p text:style-name="Table_20_Contents">Alejar</text:p>
            </table:table-cell>
            <table:table-cell table:style-name="Tabla8.A1" office:value-type="string">
              <text:p text:style-name="Table_20_Contents"><text:span text:style-name="Strong_20_Emphasis"><text:span text:style-name="T1">-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-</text:span></text:span></text:p>
            </table:table-cell>
            <table:table-cell table:style-name="Tabla8.A1" office:value-type="string">
              <text:p text:style-name="Table_20_Contents"><text:span text:style-name="Strong_20_Emphasis"><text:span text:style-name="T1">-</text:span></text:span></text:p>
            </table:table-cell>
          </table:table-row>
        </table:table>
        <text:p text:style-name="P3"/>
      </text:section>
      <text:p text:style-name="P1"><draw:frame draw:style-name="fr1" draw:name="Marco2" text:anchor-type="char" svg:x="-264.583cm" svg:width="0.041cm" draw:z-index="1"><draw:text-box fo:min-height="0.041cm"><text:p text:style-name="Text_20_body"/></draw:text-box></draw:frame><draw:frame draw:style-name="fr1" draw:name="Marco1" text:anchor-type="char" svg:x="-264.583cm" svg:width="0.041cm" draw:z-index="0"><draw:text-box fo:min-height="0.041cm"><text:p text:style-name="Text_20_body"/></draw:text-box></draw:frame>Envía tus comentarios sobre este artículo</text:p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Roboto, 'Helvetica Neue', Helvetica, sans-serif, 'Noto Color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C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Mangal1" style:font-family-complex="Mangal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8:07:44.946066940</meta:creation-date>
    <dc:date>2024-09-20T18:13:12.640047885</dc:date>
    <meta:editing-duration>PT5M37S</meta:editing-duration>
    <meta:editing-cycles>2</meta:editing-cycles>
    <meta:generator>LibreOffice/7.4.7.2$Linux_x86 LibreOffice_project/40$Build-2</meta:generator>
    <meta:document-statistic meta:table-count="8" meta:image-count="0" meta:object-count="0" meta:page-count="6" meta:paragraph-count="345" meta:word-count="1654" meta:character-count="8291" meta:non-whitespace-character-count="6967"/>
  </office:meta>
</office:document-meta>
</file>